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mm" fo:margin-right="0mm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language="en" fo:country="SG" fo:font-weight="bold" style:font-name-asian="SimSun" style:language-asian="zh" style:country-asian="CN" style:font-weight-asian="bold" style:font-name-complex="TimesNewRoman" style:font-weight-complex="bold"/>
    </style:style>
    <style:style style:name="T7" style:family="text">
      <style:text-properties style:font-name="Century Gothic" fo:language="en" fo:country="SG" fo:font-weight="bold" style:font-name-asian="SimSun" style:language-asian="zh" style:country-asian="CN" style:font-weight-asian="bold" style:font-name-complex="TimesNew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placeholder text:placeholder-type="text">&lt;o.name&gt;</text:placeholder></text:span> </text:p>
      <text:p text:style-name="P2">Company Registration No. <text:span text:style-name="T4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><text:span text:style-name="T3">NOTICE IS HEREBY GIVEN</text:span> that the <text:span text:style-name="T2">First Annual General Meeting</text:span> of the Company will be held : </text:p>
      <text:p text:style-name="P1"/>
      <text:p text:style-name="P1"/>
      <text:p text:style-name="P4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>Venue<text:tab/><text:tab/> <text:s text:c="5"/>: <text:span text:style-name="T5"><text:placeholder text:placeholder-type="text">&lt;get_partner_full_address(o.id)&gt;</text:placeholder></text:span> <text:s text:c="26"/></text:p>
      <text:p text:style-name="P1"><text:tab/><text:tab/> </text:p>
      <text:p text:style-name="P1"/>
      <text:p text:style-name="P1">to transact the following business : </text:p>
      <text:p text:style-name="P1"/>
      <text:p text:style-name="P6">A G E N D A </text:p>
      <text:p text:style-name="P1"/>
      <text:p text:style-name="P5">Ordinary Business </text:p>
      <text:p text:style-name="P1"/>
      <text:p text:style-name="P7">1.<text:tab/>To consider the Director’s Report and unaudited Financial Statements for the financial <text:tab/>period from <text:span text:style-name="T2"><text:placeholder text:placeholder-type="text">&lt;convert_date_d_m_Y(o.fs_start_date)&gt;</text:placeholder></text:span> to <text:span text:style-name="T2"><text:placeholder text:placeholder-type="text">&lt;convert_date_d_m_Y(o.fs_end_date)&gt;</text:placeholder></text:span>; </text:p>
      <text:p text:style-name="P1"/>
      <text:p text:style-name="P1">2.<text:tab/>To re-elect <text:span text:style-name="T6"><text:placeholder text:placeholder-type="text">&lt;get_director1(o.id)['name']&gt;</text:placeholder></text:span> who is retiring pursuant to Article 63 of the Articles of Association of the <text:tab/>Company and being eligible, offer himself for re-election; </text:p>
      <text:p text:style-name="P1"/>
      <text:p text:style-name="P1">3.<text:tab/>To approve Director’s Remuneration for the financial period, if any; </text:p>
      <text:p text:style-name="P1"/>
      <text:p text:style-name="P1">4.<text:tab/>To transact any other matters appropriate to be transacted at an Annual General Meeting. </text:p>
      <text:p text:style-name="P1"/>
      <text:p text:style-name="P1"/>
      <text:p text:style-name="P1"/>
      <text:p text:style-name="P1"/>
      <text:p text:style-name="P1"/>
      <text:p text:style-name="P1">BY ORDER OF THE BOARD </text:p>
      <text:p text:style-name="P1"/>
      <text:p text:style-name="P1"/>
      <text:p text:style-name="P1"/>
      <text:p text:style-name="P1">___________________________ <text:s text:c="38"/></text:p>
      <text:p text:style-name="P1"><text:span text:style-name="T7"><text:placeholder text:placeholder-type="text">&lt;get_director1(o.id)['name']&gt;</text:placeholder></text:span><text:tab/><text:tab/><text:tab/><text:tab/><text:tab/> </text:p>
      <text:p text:style-name="P1">Director<text:tab/><text:tab/><text:tab/><text:tab/><text:tab/><text:tab/><text:tab/><text:tab/> </text:p>
      <text:p text:style-name="P1"/>
      <text:p text:style-name="P1">Date :<text:tab/> <text:span text:style-name="T4"><text:placeholder text:placeholder-type="text">&lt;get_datenow()&gt;</text:placeholder></text:span></text:p>
      <text:p text:style-name="P1"/>
      <text:p text:style-name="P1"/>
      <text:p text:style-name="P3"><text:span text:style-name="T2">NOTE</text:span>: A member of the Company entitled to attend and vote at a general meeting may appoint a <text:tab/>proxy to attend and vote in his stead; a proxy need not be a member of the Company. <text:s/>The <text:tab/>instrument appointing a proxy must be deposited at the registered office not less than <text:tab/>forty-eight hours before the time appointed for holding the meeting. </text:p>
      <text:p text:style-name="P3"><text:tab/> </text:p>
      <text:p text:style-name="P3"><text:tab/>A corporation which is a member of the Company may, by resolution of its directors, <text:tab/>authorise any person to act as its representative at any meetings of the Company; and <text:tab/>such representative shall be entitled to exercise the same powers on behalf of the <text:tab/>Corporation which he represents as if he had been an individual member of the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6:55</meta:creation-date>
    <dc:date>2016-01-05T10:46:34</dc:date>
    <dc:creator>phung11764 </dc:creator>
    <meta:editing-duration>PT51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1" meta:paragraph-count="22" meta:word-count="253" meta:character-count="1756" meta:non-whitespace-character-count="1401"/>
  </office:meta>
</office:document-meta>
</file>